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AndAfterTransactionAnnotationTests.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foreAndAfterTransactionAnnotationTests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ransactionAnnotation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foreAndAfterTransactionAnnotationTests.transactional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foreAndAfterTransactionAnnotationTests.bef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foreAndAfterTransactionAnnotationTests.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ndAfterTransactionAnnotation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ransactionAnnotationTests.transactional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foreAndAfterTransactionAnnotationTests.assertShouldBe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ndAfterTransactionAnnotationTests.nonTransactio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foreAndAfterTransactionAnnotation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